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b13c9" officeooo:paragraph-rsid="001b13c9" style:font-weight-asian="bold" style:font-weight-complex="bold"/>
    </style:style>
    <style:style style:name="P2" style:family="paragraph" style:parent-style-name="Standard">
      <style:text-properties fo:font-size="16pt" fo:font-weight="bold" officeooo:rsid="001b13c9" officeooo:paragraph-rsid="001b13c9"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1b13c9" officeooo:paragraph-rsid="001b13c9"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normal" officeooo:rsid="001b13c9" officeooo:paragraph-rsid="001b13c9" style:font-size-asian="14pt" style:font-weight-asian="normal" style:font-size-complex="14pt" style:font-weight-complex="normal"/>
    </style:style>
    <style:style style:name="P5" style:family="paragraph" style:parent-style-name="Standard" style:list-style-name="L1">
      <style:paragraph-properties fo:text-align="start" style:justify-single-word="false"/>
      <style:text-properties fo:font-size="14pt" fo:font-weight="normal" officeooo:rsid="001b13c9" officeooo:paragraph-rsid="001b13c9" style:font-size-asian="14pt" style:font-weight-asian="normal" style:font-size-complex="14pt" style:font-weight-complex="normal"/>
    </style:style>
    <style:style style:name="P6" style:family="paragraph" style:parent-style-name="Standard" style:list-style-name="L1">
      <style:paragraph-properties fo:text-align="start" style:justify-single-word="false"/>
      <style:text-properties fo:font-size="14pt" fo:font-weight="normal" officeooo:rsid="001cf757" officeooo:paragraph-rsid="001cf757" style:font-size-asian="14pt" style:font-weight-asian="normal" style:font-size-complex="14pt" style:font-weight-complex="normal"/>
    </style:style>
    <style:style style:name="P7" style:family="paragraph" style:parent-style-name="Standard" style:list-style-name="L1">
      <style:paragraph-properties fo:text-align="start" style:justify-single-word="false"/>
      <style:text-properties fo:font-size="14pt" officeooo:paragraph-rsid="001cf757"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1cf757" style:font-weight-asian="bold" style:font-weight-complex="bold"/>
    </style:style>
    <style:style style:name="T3" style:family="text">
      <style:text-properties officeooo:rsid="001cf757"/>
    </style:style>
    <style:style style:name="T4" style:family="text">
      <style:text-properties fo:font-weight="normal" officeooo:rsid="001cf757"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bases and Web Application</text:p>
      <text:p text:style-name="P2">Group members:</text:p>
      <text:p text:style-name="P2">Yu Pan</text:p>
      <text:p text:style-name="P2">Temirlan Ulugbek uulu</text:p>
      <text:p text:style-name="P2">Zhao Liu</text:p>
      <text:p text:style-name="P2"/>
      <text:p text:style-name="P3">ASSIGNMENT 5</text:p>
      <text:p text:style-name="P3"/>
      <text:p text:style-name="P3">EVENTOR</text:p>
      <text:p text:style-name="P1"/>
      <text:p text:style-name="P4">Since our project is <text:span text:style-name="T3">simple</text:span>, i.e. we won’t have that much information on our website, we decided to do the “information rich” approach. Our website contains meta bar, logo field and the body. Logo field will contain our project name and the meta bar contains the following tabs:</text:p>
      <text:p text:style-name="P4"/>
      <text:list xml:id="list146068873386469719" text:style-name="L1">
        <text:list-item>
          <text:p text:style-name="P5"><text:span text:style-name="T1">Home:</text:span> This is our home page where user starts browsing. As mentioned above, this page contains the profile of the user, most recent activities and the our recommendations for the future events. </text:p>
          <text:p text:style-name="P5"/>
        </text:list-item>
        <text:list-item>
          <text:p text:style-name="P5"><text:span text:style-name="T1">My Profile:</text:span> This page contains only the profile of the user in more details, I.e: it will contain the user information, <text:s/>the events the user created and joined.</text:p>
          <text:p text:style-name="P5"/>
        </text:list-item>
        <text:list-item>
          <text:p text:style-name="P6"><text:span text:style-name="T1">Activities: </text:span>This tab is the link to the page with the full list of activities. Here the user can find all the events using the filters given.</text:p>
          <text:p text:style-name="P6"/>
        </text:list-item>
        <text:list-item>
          <text:p text:style-name="P7"><text:span text:style-name="T2">Imprint:</text:span><text:span text:style-name="T4"> </text:span>Due to German regulations, every publicly accessible website is well advised to contain a disclaimer concerning foreign links. <text:span text:style-name="T3">Thus we have this special page with disclaim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1T21:18:50.803665407</meta:creation-date>
    <dc:date>2016-10-21T21:35:04.111498428</dc:date>
    <meta:editing-duration>PT4M13S</meta:editing-duration>
    <meta:editing-cycles>1</meta:editing-cycles>
    <meta:document-statistic meta:table-count="0" meta:image-count="0" meta:object-count="0" meta:page-count="1" meta:paragraph-count="15" meta:word-count="185" meta:character-count="1060" meta:non-whitespace-character-count="892"/>
    <meta:generator>LibreOffice/5.1.2.2$Linux_X86_64 LibreOffice_project/10m0$Build-2</meta:generator>
  </office:meta>
</office:document-meta>
</file>